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none" fo:font-weight="normal" style:font-weight-asian="normal" style:font-weight-complex="normal"/>
    </style:style>
    <style:style style:name="P3" style:family="paragraph" style:parent-style-name="Standard">
      <style:text-properties style:text-line-through-style="none" fo:font-weight="bold" style:font-weight-asian="bold" style:font-weight-complex="bold"/>
    </style:style>
    <style:style style:name="P4" style:family="paragraph" style:parent-style-name="Standard">
      <style:text-properties style:text-line-through-style="none" fo:font-style="normal" fo:font-weight="bold" style:font-style-asian="normal" style:font-weight-asian="bold" style:font-style-complex="normal" style:font-weight-complex="bold"/>
    </style:style>
    <style:style style:name="P5" style:family="paragraph" style:parent-style-name="Standard">
      <style:text-properties style:text-line-through-style="none"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style:text-properties style:text-line-through-style="none" fo:font-weight="bold" style:font-weight-asian="bold" style:font-weight-complex="bold"/>
    </style:style>
    <style:style style:name="P7" style:family="paragraph" style:parent-style-name="Standard" style:list-style-name="L1">
      <style:text-properties style:text-line-through-style="none"/>
    </style:style>
    <style:style style:name="P8" style:family="paragraph" style:parent-style-name="Standard" style:list-style-name="L1">
      <style:text-properties style:text-line-through-style="none" fo:font-style="italic" fo:font-weight="normal" style:font-style-asian="italic" style:font-weight-asian="normal" style:font-style-complex="italic" style:font-weight-complex="normal"/>
    </style:style>
    <style:style style:name="P9" style:family="paragraph" style:parent-style-name="Standard" style:list-style-name="L1">
      <style:text-properties style:text-line-through-style="none" fo:font-style="italic" style:font-style-asian="italic" style:font-style-complex="italic"/>
    </style:style>
    <style:style style:name="P10" style:family="paragraph" style:parent-style-name="Standard" style:list-style-name="L1">
      <style:text-properties style:text-line-through-style="none" fo:font-style="italic" style:text-underline-style="none" fo:font-weight="normal" style:font-style-asian="italic" style:font-weight-asian="normal" style:font-style-complex="italic" style:font-weight-complex="normal"/>
    </style:style>
    <style:style style:name="P11" style:family="paragraph" style:parent-style-name="Standard" style:list-style-name="L1">
      <style:text-properties style:text-line-through-style="none" fo:font-style="normal" style:font-style-asian="normal" style:font-style-complex="normal"/>
    </style:style>
    <style:style style:name="P12" style:family="paragraph" style:parent-style-name="Standard" style:list-style-name="L1">
      <style:text-properties style:text-line-through-style="none" fo:font-style="normal" fo:font-weight="normal" style:font-style-asian="normal" style:font-weight-asian="normal" style:font-style-complex="normal" style:font-weight-complex="normal"/>
    </style:style>
    <style:style style:name="P13" style:family="paragraph" style:parent-style-name="Standard" style:list-style-name="L1">
      <style:text-properties style:text-line-through-style="none" fo:font-style="normal" fo:font-weight="bold" style:font-style-asian="normal" style:font-weight-asian="bold" style:font-style-complex="normal" style:font-weight-complex="bold"/>
    </style:style>
    <style:style style:name="P14" style:family="paragraph" style:parent-style-name="Standard" style:list-style-name="L1">
      <style:text-properties style:text-line-through-style="none"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1">
      <style:text-properties style:text-line-through-style="none" fo:font-style="normal" style:text-underline-style="none" fo:font-weight="bold" style:font-style-asian="normal" style:font-weight-asian="bold" style:font-style-complex="normal" style:font-weight-complex="bold"/>
    </style:style>
    <style:style style:name="P16" style:family="paragraph" style:parent-style-name="Standard" style:list-style-name="L2">
      <style:text-properties style:text-line-through-style="none"/>
    </style:style>
    <style:style style:name="T1" style:family="text">
      <style:text-properties fo:font-weight="bold" style:font-weight-asian="bold" style:font-weight-complex="bol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ewards:</text:p>
      <text:p text:style-name="P1"/>
      <text:p text:style-name="P1">XP</text:p>
      <text:p text:style-name="P1">Items - New weapons, trinkets like amulets and rings, stat increase items – Iron, Speed up etc.</text:p>
      <text:p text:style-name="P1">Optional Set items – a rare piece in a set of teddy bears </text:p>
      <text:p text:style-name="P1">Data to progress the game</text:p>
      <text:p text:style-name="P1">unlocking a new area or a secret area</text:p>
      <text:p text:style-name="P1">new NPC</text:p>
      <text:p text:style-name="P1">high level monster that will give massive xp and loot</text:p>
      <text:p text:style-name="P1">new ability</text:p>
      <text:p text:style-name="P1">In-game Cutscene</text:p>
      <text:p text:style-name="P1">Free stay at inn</text:p>
      <text:p text:style-name="P1">Discount prices at stores</text:p>
      <text:p text:style-name="P1"/>
      <text:p text:style-name="P2"/>
      <text:list xml:id="list1734108129661019676" text:style-name="L1">
        <text:list-header>
          <text:p text:style-name="P6"/>
        </text:list-header>
      </text:list>
      <text:p text:style-name="P3">Ideas for side stories: (MORE FANTASY, WHIMSY and HUMOR, not connected to main story)</text:p>
      <text:p text:style-name="P1"/>
      <text:list xml:id="list33464853" text:continue-numbering="true" text:style-name="L1">
        <text:list-header>
          <text:p text:style-name="P6"/>
        </text:list-header>
        <text:list-item>
          <text:p text:style-name="P7"><text:span text:style-name="T1">The Double Chief </text:span><text:span text:style-name="T2">*Tone – Lighthearted*</text:span></text:p>
          <text:p text:style-name="P7"><text:span text:style-name="T3">Summary: </text:span>- the chief of a town is actually also the heir to the "lesser" city he's in feud with. Your mission will be to let the people know so the feud would end and you may pass their from one's territory to the other.</text:p>
          <text:p text:style-name="P7"/>
        </text:list-item>
        <text:list-item>
          <text:p text:style-name="P7"><text:span text:style-name="T1">Exterminated </text:span><text:span text:style-name="T3">*Tone – Full range – from comedy to light drama*</text:span></text:p>
          <text:p text:style-name="P7"><text:span text:style-name="T3">Summary: </text:span><text:span text:style-name="T1"><text:s/></text:span><text:span text:style-name="T5">The citizens of a rural town</text:span> exterminated a specie of big beetles because of rumors spread by a family that they are cursed. Months after, the whole town is overrun with pests. Now they have to hire a group of exterminators to wipe out the pests from time to time, for exorbitant prices. Your mission is to help this town out however you can. </text:p>
          <text:p text:style-name="P7"/>
        </text:list-item>
        <text:list-item>
          <text:p text:style-name="P7"><text:span text:style-name="T1">The Consequence <text:s/></text:span><text:span text:style-name="T3">*Tone - Serious*</text:span></text:p>
          <text:p text:style-name="P7"><text:span text:style-name="T4">Summary:</text:span> The man who saved a girl from being offered to “The ominous” and doomed his town as a consequence. Everyone mysteriously vanished. The girl got angry and left the man because she doesn't want to be saved and he caused the death of the whole town. Your mission is to avenge the town for the man by killing “The ominous”. </text:p>
          <text:p text:style-name="P7"/>
        </text:list-item>
        <text:list-item>
          <text:p text:style-name="P7"><text:span text:style-name="T1">Disowned </text:span><text:span text:style-name="T3">*Tone – Full range – from comedy to light drama*</text:span></text:p>
          <text:p text:style-name="P7"><text:span text:style-name="T4">Summary: </text:span><text:span text:style-name="T6">An elder brother was disowned by his own father because of the town's weird tradition of hating on left handed people because they are “not made right”. Your mission is to help the elder brother prove himself despite the town's prejudices. </text:span></text:p>
          <text:p text:style-name="P7"/>
        </text:list-item>
        <text:list-item>
          <text:p text:style-name="P7"><text:span text:style-name="T7">The switch </text:span><text:span text:style-name="T3">*Tone – Lighthearted *</text:span></text:p>
          <text:p text:style-name="P8">Summary:<text:span text:style-name="T6"> A previously docile man was lost for a time and found in the woods. He doesn't seem like anything of his previous self and is annoying the town so much by making minor trouble – spitting at people, turning over tables, kicking cats, stealing toupees. Your mission is to investigate what happened to this man at the request of his nagging wife who doesn't know what to do. <text:s/>You find out the frustrated husband accidentally switched his body with a monster while trekking in the woods. Problem is, the man doesn't want to come back to his body </text:span><text:soft-page-break/><text:span text:style-name="T6">because his wife is so annoying. </text:span></text:p>
        </text:list-item>
      </text:list>
      <text:p text:style-name="P1"/>
      <text:list xml:id="list33472702" text:continue-numbering="true" text:style-name="L1">
        <text:list-item>
          <text:p text:style-name="P11"><text:span text:style-name="T1">Bullied </text:span><text:span text:style-name="T3">*Tone – Dark comedy* </text:span></text:p>
          <text:p text:style-name="P11"><text:span text:style-name="T3">Summary: </text:span><text:span text:style-name="T5">There is a legend of the girl who died in the forest because bullies left her there. She came back from the dead as a ghost, enticed the kids who bullied her to go back into the forest then trap them in the spirit world. A wandering shaman freed them and they got out as kids, 100 years after the whole event. Your mission is to search for each one of them and try to get their aid to get into the spirit world where most of them don't want to come back to. Nobody wants to do it except for a shy sickly kid who understands that he doesn't belong in the mortal world anymore and he wants to come back to the spirit world. </text:span></text:p>
          <text:p text:style-name="P12"/>
        </text:list-item>
        <text:list-item>
          <text:p text:style-name="P11"><text:span text:style-name="T1">Vanity and Varicose</text:span><text:span text:style-name="T5"> </text:span><text:span text:style-name="T3">*Tone – nonsensical comedy*</text:span></text:p>
          <text:p text:style-name="P11"><text:span text:style-name="T3">Summary: </text:span><text:span text:style-name="T5">A goblin range is holding up a contest named “Varicose Queens” and a young goblin named Yodle is determined to win it. Yodle is young, talented, beautiful and kind – qualities that all beauty queens have. However, goblin standards are different, they see it the other way around as they only celebrate two things - ruthlessness and varicose veins. Your mission is to find another beauty pageant that will let Yodle shine instead of lowering herself to the pitiful standards of her goblin range. </text:span></text:p>
          <text:p text:style-name="P12"/>
        </text:list-item>
        <text:list-item>
          <text:p text:style-name="P11"><text:span text:style-name="T1">Eternal Flame </text:span><text:span text:style-name="T3">*Tone – Romantic*</text:span></text:p>
          <text:p text:style-name="P8">Summary: <text:span text:style-name="T6">An old lady who feels that she is going to die soon is searching for the final resting place of her husband who died years ago in a nonsensical battle between two prideful royalties. Your mission is to help her find the exact location of his death, and learn more about enduring love in the process. </text:span></text:p>
          <text:p text:style-name="P8">Reward: <text:span text:style-name="T6">XP and an in-game cutscene of Rolan and Lulu having a good moment together. </text:span></text:p>
          <text:p text:style-name="P12"/>
        </text:list-item>
        <text:list-item>
          <text:p text:style-name="P11"><text:span text:style-name="T1">Banner Wars and Banter Wars*</text:span><text:span text:style-name="T3">Tone – Lighthearted*</text:span></text:p>
          <text:p text:style-name="P9"><text:span text:style-name="T5">Summary: </text:span><text:span text:style-name="T8">In the town of Aston group of kids fight for playground supremacy in a game called Banner Wars. Whoever wins the tourney will get to rule the playground for a month. It started out great because kids fought fair, but another group of teenagers from the neighbor town called Benley started to win the Banner Wars each month. </text:span></text:p>
          <text:p text:style-name="P12"/>
          <text:p text:style-name="P13">Banter Wars </text:p>
          <text:p text:style-name="P8">Summary: <text:span text:style-name="T6">In the other town, Benley, their adults are also fight for bathhouse supremacy in a tournament called the Banter Wars. The game revolves around talking around your opponents using flowery words in rhyming debates(like underground hip-hop competitions with a Shakespearean flavor). The adults from Benley were getting along and having fun with the game until a group of adults from Aston joined in and won month after month.</text:span></text:p>
          <text:p text:style-name="P12">Your mission is to investigate and have an idea of the bigger picture where each town is actually taking the fun out of the others town's pasttime. <text:s/>You stop this madness and teach everyone to share. <text:s/></text:p>
          <text:p text:style-name="P12"/>
        </text:list-item>
        <text:list-item>
          <text:p text:style-name="P11"><text:span text:style-name="T1">The Ceremonial Hand </text:span><text:span text:style-name="T3">*Tone – Dark comedy*</text:span></text:p>
          <text:p text:style-name="P8">Summary: <text:span text:style-name="T9">Legend speaks of a king that lost his hand in battle and held a week-long funeral for it. The hand itself isn't special at first, but after that funeral, energy started to come in because of the mourning of the people and the king himself that gave mystical powers to the buried hand. </text:span></text:p>
          <text:p text:style-name="P14"/>
        </text:list-item>
        <text:list-item>
          <text:p text:style-name="P11"><text:span text:style-name="T1">Milkshake Disaster </text:span><text:span text:style-name="T3">*Tone – Lighthearted*</text:span></text:p>
          <text:p text:style-name="P14"><text:span text:style-name="T4">Summary:</text:span> A man who owns a centuries-old milkshake shack is forced to close shop because <text:soft-page-break/>their cows are making nasty-tasting milk. Your mission is to investigate and find out what's wrong with his cows, there are some suspects but there are also no solid evidence. Turns out the cows are addicted to eating weird mushrooms that makes their milk taste bad. </text:p>
          <text:p text:style-name="P8"><text:span text:style-name="T10">Reward: </text:span><text:span text:style-name="T9">XP and an in-game cutscene where Rolan and Lulu enjoy a milkshake and fight adorably over it.<text:tab/></text:span></text:p>
          <text:p text:style-name="P14"/>
        </text:list-item>
        <text:list-item>
          <text:p text:style-name="P11"><text:span text:style-name="T1">The Falconer's Family </text:span><text:span text:style-name="T3">*Tone – Full range – drama to comedy*</text:span></text:p>
          <text:p text:style-name="P14"><text:span text:style-name="T4">Summary:</text:span> A man obsessed with falcons receives a letter that his estranged former son is getting married and he's invited. At the same time, his precious herd of Falcons is sick. Your mission is to let him leave his falcons without guilt and be there for his son's wedding.</text:p>
          <text:p text:style-name="P14"/>
        </text:list-item>
        <text:list-item>
          <text:p text:style-name="P14"><text:span text:style-name="T1">Party Favors </text:span><text:span text:style-name="T4">*Tone - lighthearted*</text:span></text:p>
          <text:p text:style-name="P10">Summary:<text:span text:style-name="T6"> A disabled boy spent almost half of the day waiting for his friends to arrive at his birthday party, however, none of them show up. Your mission is to cheer up this young fellow and give him the party he deserves by inviting your creature friends in the party and playing mini games with him.</text:span></text:p>
          <text:p text:style-name="P10"><text:span text:style-name="T6"/></text:p>
        </text:list-item>
        <text:list-item>
          <text:p text:style-name="P14"><text:span text:style-name="T1">The Exiled artist </text:span><text:span text:style-name="T4">*Tone – lighthearted*</text:span></text:p>
          <text:p text:style-name="P15">***OPTIONAL QUEST***</text:p>
          <text:p text:style-name="P14"><text:span text:style-name="T4">Summary: </text:span>A moody artist was exiled to a remote place because of becoming too obsessed with winning at art contests. Rolan encounters this man and he humbly requests Rolan if he can pass his last contest entry if he travels by a certain city. He says that this contest entry symbolizes that he found peace and is no longer obsessed with winning and even coming back to his former town.</text:p>
          <text:p text:style-name="P10"><text:span text:style-name="T6"/></text:p>
        </text:list-item>
        <text:list-item>
          <text:p text:style-name="P14"><text:span text:style-name="T1">Trapped</text:span> <text:span text:style-name="T4">*Tone – full range – from comedy to action* AVAILABLE AFTER WEST BATTLE</text:span></text:p>
          <text:p text:style-name="P15">***OPTIONAL QUEST***</text:p>
          <text:p text:style-name="P14"><text:span text:style-name="T4">Summary: </text:span>Rolan encounters a rude, bossy guy trapped under stones. Lulu says that she has a bad feeling about the guy, that he might be a bandit that got what he deserved. You have a choice to leave him be, because of his attitude and Lulu's thoughts about him. Your mission, if you choose to free him though, is to find the sword mode that could clear the rock formations. In the meantime, you have to feed him every 3 hours of gameplay or he'll die. </text:p>
          <text:p text:style-name="P10"/>
        </text:list-item>
      </text:list>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4">Ideas for interesting gameplay mechanics for dungeons: (no story; just for xp; do after towns, cities and side stories are done)</text:p>
      <text:p text:style-name="P4"/>
      <text:p text:style-name="P4"/>
      <text:list xml:id="list6594313270400775570" text:style-name="L2">
        <text:list-item>
          <text:p text:style-name="P16"><text:span text:style-name="T1">Champion</text:span> – Occurs on packs, and one of them – the champion – is located in a hard to reach place somewhere behind the pack. The champion isn't inherently special, but once you start killing the other little guys, the champion grows stronger. So your options are a) ignore the other pack members, and taking some damage to go kill the champion first or b) kill the other pack members and deal with the champion later.</text:p>
        </text:list-item>
        <text:list-item>
          <text:p text:style-name="P16"><text:span text:style-name="T1">Hunker down</text:span> – A mechanic that centers on distance, a creature will cover itself up once you get close to it. The creature will uncover on two possible occasions: a) after you back away b) after a certain amount of time. It could also counter-attack, so it's important to observe first. </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2:40:30.15</meta:creation-date>
    <dc:date>2015-03-03T13:31:23.99</dc:date>
    <meta:editing-duration>PT5M44S</meta:editing-duration>
    <meta:editing-cycles>8</meta:editing-cycles>
    <meta:generator>OpenOffice.org/3.4.1$Win32 OpenOffice.org_project/341m1$Build-9593</meta:generator>
    <meta:document-statistic meta:table-count="0" meta:image-count="0" meta:object-count="0" meta:page-count="4" meta:paragraph-count="53" meta:word-count="1525" meta:character-count="8416"/>
  </office:meta>
</office:document-meta>
</file>